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4c" officeooo:paragraph-rsid="001d034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it is september 27<text:span text:style-name="T1">th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15:22.591046302</meta:creation-date>
    <dc:date>2018-09-27T10:15:47.354452641</dc:date>
    <meta:editing-duration>PT25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6.0.3.2$Linux_X86_64 LibreOffice_project/00m0$Build-2</meta:generator>
  </office:meta>
</office:document-meta>
</file>